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1009"/>
        </table:table-row>
        <table:table-row table:style-name="ro1">
          <table:table-cell table:style-name="ce2" table:formula="of:=AVERAGEIF([.A3:.A1000];&quot;&lt;100&quot;;[.A3:.A1000])" office:value-type="float" office:value="24.8987854251012" calcext:value-type="float">
            <text:p>24.90</text:p>
          </table:table-cell>
          <table:table-cell table:style-name="ce2" table:formula="of:=AVERAGEIF([.B3:.B1000];&quot;&lt;100&quot;;[.B3:.B1000])" office:value-type="float" office:value="25.6693548387097" calcext:value-type="float">
            <text:p>25.67</text:p>
          </table:table-cell>
          <table:table-cell table:style-name="ce2" table:formula="of:=AVERAGEIF([.C3:.C1000];&quot;&lt;100&quot;;[.C3:.C1000])" office:value-type="float" office:value="26.0460652591171" calcext:value-type="float">
            <text:p>26.05</text:p>
          </table:table-cell>
          <table:table-cell table:style-name="ce2" table:formula="of:=AVERAGEIF([.D3:.D1000];&quot;&lt;100&quot;;[.D3:.D1000])" office:value-type="float" office:value="25.9950495049505" calcext:value-type="float">
            <text:p>26.00</text:p>
          </table:table-cell>
          <table:table-cell table:style-name="ce2" table:formula="of:=AVERAGEIF([.E3:.E1000];&quot;&lt;100&quot;;[.E3:.E1000])" office:value-type="float" office:value="26.4942084942085" calcext:value-type="float">
            <text:p>26.49</text:p>
          </table:table-cell>
          <table:table-cell table:style-name="ce2" table:formula="of:=AVERAGEIF([.F3:.F1000];&quot;&lt;100&quot;;[.F3:.F1000])" office:value-type="float" office:value="29.6140350877193" calcext:value-type="float">
            <text:p>29.61</text:p>
          </table:table-cell>
          <table:table-cell table:style-name="ce2" table:formula="of:=AVERAGEIF([.G3:.G1000];&quot;&lt;100&quot;;[.G3:.G1000])" office:value-type="float" office:value="33.8763866877971" calcext:value-type="float">
            <text:p>33.88</text:p>
          </table:table-cell>
          <table:table-cell table:style-name="ce2" table:formula="of:=AVERAGEIF([.H3:.H1000];&quot;&lt;100&quot;;[.H3:.H1000])" office:value-type="float" office:value="38.7516198704104" calcext:value-type="float">
            <text:p>38.75</text:p>
          </table:table-cell>
          <table:table-cell table:style-name="ce2" table:formula="of:=AVERAGEIF([.I3:.I1000];&quot;&lt;100&quot;;[.I3:.I1000])" office:value-type="float" office:value="40.5974440894569" calcext:value-type="float">
            <text:p>40.60</text:p>
          </table:table-cell>
          <table:table-cell table:style-name="ce2" table:formula="of:=AVERAGEIF([.J3:.J1000];&quot;&lt;100&quot;;[.J3:.J1000])" office:value-type="float" office:value="45.0704960835509" calcext:value-type="float">
            <text:p>45.07</text:p>
          </table:table-cell>
          <table:table-cell table:style-name="ce2" table:formula="of:=AVERAGEIF([.K3:.K1000];&quot;&lt;100&quot;;[.K3:.K1000])" office:value-type="float" office:value="46.3135964912281" calcext:value-type="float">
            <text:p>46.31</text:p>
          </table:table-cell>
          <table:table-cell table:style-name="ce2" table:formula="of:=AVERAGEIF([.L3:.L1000];&quot;&lt;100&quot;;[.L3:.L1000])" office:value-type="float" office:value="49.5222672064777" calcext:value-type="float">
            <text:p>49.52</text:p>
          </table:table-cell>
          <table:table-cell table:style-name="ce2" table:formula="of:=AVERAGEIF([.M3:.M1000];&quot;&lt;100&quot;;[.M3:.M1000])" office:value-type="float" office:value="51.4691780821918" calcext:value-type="float">
            <text:p>51.47</text:p>
          </table:table-cell>
          <table:table-cell table:style-name="ce2" table:formula="of:=AVERAGEIF([.N3:.N1000];&quot;&lt;100&quot;;[.N3:.N1000])" office:value-type="float" office:value="53.6199376947041" calcext:value-type="float">
            <text:p>53.62</text:p>
          </table:table-cell>
          <table:table-cell table:style-name="ce2" table:formula="of:=AVERAGEIF([.O3:.O1000];&quot;&lt;100&quot;;[.O3:.O1000])" office:value-type="float" office:value="58.0807453416149" calcext:value-type="float">
            <text:p>58.08</text:p>
          </table:table-cell>
          <table:table-cell table:style-name="ce3"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5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table:number-columns-repeated="4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/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1009"/>
        </table:table-row>
      </table:table>
      <table:table table:name="Charts" table:style-name="ta1">
        <table:shapes>
          <draw:frame draw:z-index="0" draw:style-name="gr1" draw:text-style-name="P1" svg:width="15.733cm" svg:height="15.661cm" svg:x="0.001cm" svg:y="0.001cm">
            <draw:object draw:notify-on-update-of-ranges="Data.A1:Data.O1 Data.A2:Data.O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733cm" svg:height="15.661cm" svg:x="15.78cm" svg:y="0cm">
            <draw:object draw:notify-on-update-of-ranges="Data.A2:Data.O2 Data.A1:Data.O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733cm" svg:height="15.661cm" svg:x="0.001cm" svg:y="16.257cm">
            <draw:object draw:notify-on-update-of-ranges="Data.E2:Data.O2 Data.E1:Data.O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16:13:48.0652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5:30:01.754024000</meta:creation-date>
    <meta:generator>LibreOffice/4.2.5.2$MacOSX_X86_64 LibreOffice_project/61cb170a04bb1f12e77c884eab9192be736ec5f5</meta:generator>
    <dc:date>2014-09-04T16:15:59.890726000</dc:date>
    <meta:editing-duration>PT30M26S</meta:editing-duration>
    <meta:editing-cycles>21</meta:editing-cycles>
    <meta:document-statistic meta:table-count="2" meta:cell-count="795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34cm" svg:height="15.662cm" xlink:href=".." xlink:type="simple" chart:class="chart:scatter" chart:style-name="ch1">
        <chart:plot-area chart:style-name="ch2" table:cell-range-address="Data.A1:Data.O2" svg:x="0.764cm" svg:y="1.387cm" svg:width="14.342cm" svg:height="13.542cm">
          <chartooo:coordinate-region svg:x="1.893cm" svg:y="1.584cm" svg:width="12.934cm" svg:height="12.7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2:Data.O2" chart:class="chart:scatter">
            <chart:domain table:cell-range-address="Data.A1:Data.O1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Data.A1:Data.O1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4.8987854251012">
                <text:p>24.8987854251012</text:p>
                <draw:g>
                  <svg:desc>Data.A2:Data.O2</svg:desc>
                </draw:g>
              </table:table-cell>
              <table:table-cell office:value-type="float" office:value="25.6693548387097">
                <text:p>25.6693548387097</text:p>
              </table:table-cell>
              <table:table-cell office:value-type="float" office:value="26.0460652591171">
                <text:p>26.0460652591171</text:p>
              </table:table-cell>
              <table:table-cell office:value-type="float" office:value="25.9950495049505">
                <text:p>25.9950495049505</text:p>
              </table:table-cell>
              <table:table-cell office:value-type="float" office:value="26.4942084942085">
                <text:p>26.4942084942085</text:p>
              </table:table-cell>
              <table:table-cell office:value-type="float" office:value="29.6140350877193">
                <text:p>29.6140350877193</text:p>
              </table:table-cell>
              <table:table-cell office:value-type="float" office:value="33.8763866877971">
                <text:p>33.8763866877971</text:p>
              </table:table-cell>
              <table:table-cell office:value-type="float" office:value="38.7516198704104">
                <text:p>38.7516198704104</text:p>
              </table:table-cell>
              <table:table-cell office:value-type="float" office:value="40.5974440894569">
                <text:p>40.5974440894569</text:p>
              </table:table-cell>
              <table:table-cell office:value-type="float" office:value="45.0704960835509">
                <text:p>45.0704960835509</text:p>
              </table:table-cell>
              <table:table-cell office:value-type="float" office:value="46.3135964912281">
                <text:p>46.3135964912281</text:p>
              </table:table-cell>
              <table:table-cell office:value-type="float" office:value="49.5222672064777">
                <text:p>49.5222672064777</text:p>
              </table:table-cell>
              <table:table-cell office:value-type="float" office:value="51.4691780821918">
                <text:p>51.4691780821918</text:p>
              </table:table-cell>
              <table:table-cell office:value-type="float" office:value="53.6199376947041">
                <text:p>53.6199376947041</text:p>
              </table:table-cell>
              <table:table-cell office:value-type="float" office:value="58.0807453416149">
                <text:p>58.0807453416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34cm" svg:height="15.662cm" xlink:href=".." xlink:type="simple" chart:class="chart:scatter" chart:row-mapping="1 0" chart:style-name="ch1">
        <chart:plot-area chart:style-name="ch2" table:cell-range-address="Data.A1:Data.O2" svg:x="0.764cm" svg:y="1.387cm" svg:width="14.342cm" svg:height="13.542cm">
          <chartooo:coordinate-region svg:x="1.615cm" svg:y="1.584cm" svg:width="13.051cm" svg:height="12.7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A1:Data.O1" chart:class="chart:scatter">
            <chart:domain table:cell-range-address="Data.A2:Data.O2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4.8987854251012">
                <text:p>24.8987854251012</text:p>
                <draw:g>
                  <svg:desc>Data.A2:Data.O2</svg:desc>
                </draw:g>
              </table:table-cell>
              <table:table-cell office:value-type="float" office:value="25.6693548387097">
                <text:p>25.6693548387097</text:p>
              </table:table-cell>
              <table:table-cell office:value-type="float" office:value="26.0460652591171">
                <text:p>26.0460652591171</text:p>
              </table:table-cell>
              <table:table-cell office:value-type="float" office:value="25.9950495049505">
                <text:p>25.9950495049505</text:p>
              </table:table-cell>
              <table:table-cell office:value-type="float" office:value="26.4942084942085">
                <text:p>26.4942084942085</text:p>
              </table:table-cell>
              <table:table-cell office:value-type="float" office:value="29.6140350877193">
                <text:p>29.6140350877193</text:p>
              </table:table-cell>
              <table:table-cell office:value-type="float" office:value="33.8763866877971">
                <text:p>33.8763866877971</text:p>
              </table:table-cell>
              <table:table-cell office:value-type="float" office:value="38.7516198704104">
                <text:p>38.7516198704104</text:p>
              </table:table-cell>
              <table:table-cell office:value-type="float" office:value="40.5974440894569">
                <text:p>40.5974440894569</text:p>
              </table:table-cell>
              <table:table-cell office:value-type="float" office:value="45.0704960835509">
                <text:p>45.0704960835509</text:p>
              </table:table-cell>
              <table:table-cell office:value-type="float" office:value="46.3135964912281">
                <text:p>46.3135964912281</text:p>
              </table:table-cell>
              <table:table-cell office:value-type="float" office:value="49.5222672064777">
                <text:p>49.5222672064777</text:p>
              </table:table-cell>
              <table:table-cell office:value-type="float" office:value="51.4691780821918">
                <text:p>51.4691780821918</text:p>
              </table:table-cell>
              <table:table-cell office:value-type="float" office:value="53.6199376947041">
                <text:p>53.6199376947041</text:p>
              </table:table-cell>
              <table:table-cell office:value-type="float" office:value="58.0807453416149">
                <text:p>58.0807453416149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Data.A1:Data.O1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2">
      <style:chart-properties chart:display-label="true" chart:logarithmic="false" chart:minimum="0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34cm" svg:height="15.662cm" xlink:href=".." xlink:type="simple" chart:class="chart:scatter" chart:row-mapping="1 0" chart:style-name="ch1">
        <chart:plot-area chart:style-name="ch2" table:cell-range-address="Data.E1:Data.O2" svg:x="0.764cm" svg:y="1.387cm" svg:width="14.342cm" svg:height="13.542cm">
          <chartooo:coordinate-region svg:x="1.615cm" svg:y="1.584cm" svg:width="13.051cm" svg:height="12.70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E1:Data.O1" chart:class="chart:scatter">
            <chart:domain table:cell-range-address="Data.E2:Data.O2"/>
            <chart:regression-curve chart:style-name="ch7">
              <chart:equation chart:display-equation="true" chart:display-r-square="false" svg:x="1.002cm" svg:y="0.47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6.4942084942085">
                <text:p>26.4942084942085</text:p>
                <draw:g>
                  <svg:desc>Data.E2:Data.O2</svg:desc>
                </draw:g>
              </table:table-cell>
              <table:table-cell office:value-type="float" office:value="29.6140350877193">
                <text:p>29.6140350877193</text:p>
              </table:table-cell>
              <table:table-cell office:value-type="float" office:value="33.8763866877971">
                <text:p>33.8763866877971</text:p>
              </table:table-cell>
              <table:table-cell office:value-type="float" office:value="38.7516198704104">
                <text:p>38.7516198704104</text:p>
              </table:table-cell>
              <table:table-cell office:value-type="float" office:value="40.5974440894569">
                <text:p>40.5974440894569</text:p>
              </table:table-cell>
              <table:table-cell office:value-type="float" office:value="45.0704960835509">
                <text:p>45.0704960835509</text:p>
              </table:table-cell>
              <table:table-cell office:value-type="float" office:value="46.3135964912281">
                <text:p>46.3135964912281</text:p>
              </table:table-cell>
              <table:table-cell office:value-type="float" office:value="49.5222672064777">
                <text:p>49.5222672064777</text:p>
              </table:table-cell>
              <table:table-cell office:value-type="float" office:value="51.4691780821918">
                <text:p>51.4691780821918</text:p>
              </table:table-cell>
              <table:table-cell office:value-type="float" office:value="53.6199376947041">
                <text:p>53.6199376947041</text:p>
              </table:table-cell>
              <table:table-cell office:value-type="float" office:value="58.0807453416149">
                <text:p>58.0807453416149</text:p>
              </table:table-cell>
            </table:table-row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Data.E1:Data.O1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